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style>
    <style:style style:name="P2" style:family="paragraph" style:parent-style-name="Standard" style:list-style-name="L7">
      <style:paragraph-properties fo:line-height="150%" fo:text-align="justify" style:justify-single-word="false"/>
      <style:text-properties fo:color="#000000"/>
    </style:style>
    <style:style style:name="P3" style:family="paragraph" style:parent-style-name="Standard" style:list-style-name="L8">
      <style:paragraph-properties fo:line-height="150%" fo:text-align="justify" style:justify-single-word="false"/>
      <style:text-properties fo:color="#000000"/>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Standard" style:list-style-name="L2">
      <style:paragraph-properties fo:line-height="150%"/>
    </style:style>
    <style:style style:name="P7" style:family="paragraph" style:parent-style-name="Standard" style:list-style-name="L3">
      <style:paragraph-properties fo:line-height="150%"/>
    </style:style>
    <style:style style:name="P8" style:family="paragraph" style:parent-style-name="Standard" style:list-style-name="L4">
      <style:paragraph-properties fo:line-height="150%"/>
    </style:style>
    <style:style style:name="P9" style:family="paragraph" style:parent-style-name="Standard" style:list-style-name="L5">
      <style:paragraph-properties fo:line-height="150%"/>
    </style:style>
    <style:style style:name="P10" style:family="paragraph" style:parent-style-name="Standard" style:list-style-name="L6">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style:text-properties fo:font-size="13pt" style:font-size-asian="13pt" style:font-size-complex="13pt"/>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T1" style:family="text">
      <style:text-properties fo:font-size="13pt" style:font-size-asian="13pt" style:font-size-complex="13pt"/>
    </style:style>
    <style:style style:name="T2" style:family="text">
      <style:text-properties fo:color="#800000"/>
    </style:style>
    <style:style style:name="T3" style:family="text">
      <style:text-properties fo:color="#800000" fo:font-weight="normal" style:font-weight-asian="normal" style:font-weight-complex="normal"/>
    </style:style>
    <style:style style:name="T4" style:family="text">
      <style:text-properties fo:color="#c0c0c0"/>
    </style:style>
    <style:style style:name="T5" style:family="text">
      <style:text-properties fo:color="#c0c0c0" fo:font-weight="normal"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none" fo:font-weight="normal" style:font-weight-asian="normal" style:font-weight-complex="normal"/>
    </style:style>
    <style:style style:name="T10" style:family="text">
      <style:text-properties fo:color="#008000"/>
    </style:style>
    <style:style style:name="T11" style:family="text">
      <style:text-properties fo:color="#008000" fo:font-weight="normal" style:font-weight-asian="normal" style:font-weight-complex="normal"/>
    </style:style>
    <style:style style:name="T12" style:family="text">
      <style:text-properties fo:color="#800080"/>
    </style:style>
    <style:style style:name="T13" style:family="text">
      <style:text-properties fo:color="#800080" fo:font-weight="normal" style:font-weight-asian="normal" style:font-weight-complex="normal"/>
    </style:style>
    <style:style style:name="T14" style:family="text">
      <style:text-properties fo:color="#808000"/>
    </style:style>
    <style:style style:name="T15" style:family="text">
      <style:text-properties fo:color="#808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ge </text:p>
      <text:p text:style-name="P4">15/20 pages</text:p>
      <text:p text:style-name="P4">plan (ébauche)</text:p>
      <text:list xml:id="list104858411" text:style-name="L1">
        <text:list-item>
          <text:p text:style-name="P5">page 2 d’engagement de non plagiat</text:p>
        </text:list-item>
        <text:list-item>
          <text:p text:style-name="P5">page 3 remerciement </text:p>
        </text:list-item>
        <text:list-item>
          <text:p text:style-name="P5">page 4 sommaire </text:p>
        </text:list-item>
      </text:list>
      <text:p text:style-name="P4">Intro </text:p>
      <text:p text:style-name="P4">Partie I : </text:p>
      <text:p text:style-name="P4">partie a : le choix du projet</text:p>
      <text:list xml:id="list685244966" text:style-name="L2">
        <text:list-item>
          <text:p text:style-name="P6">Pourquoi un stage en labo plutot qu’en labo (critique point foet/faible /rap entreprise)</text:p>
        </text:list-item>
        <text:list-item>
          <text:p text:style-name="P6">deuxieme choix et pourquoi</text:p>
        </text:list-item>
        <text:list-item>
          <text:p text:style-name="P6">Horaires</text:p>
        </text:list-item>
        <text:list-item>
          <text:p text:style-name="P6">rencontre avec le prof (date conséquence explication se que ca ns apporté)</text:p>
        </text:list-item>
      </text:list>
      <text:p text:style-name="P4"/>
      <text:p text:style-name="P4">partie b : Présentation du sujet</text:p>
      <text:list xml:id="list1086711343" text:style-name="L3">
        <text:list-item>
          <text:list>
            <text:list-item>
              <text:p text:style-name="P7">outils existants</text:p>
            </text:list-item>
            <text:list-item>
              <text:p text:style-name="P7">explication sujet</text:p>
            </text:list-item>
            <text:list-item>
              <text:p text:style-name="P7">ce que l'on va faire</text:p>
            </text:list-item>
          </text:list>
        </text:list-item>
      </text:list>
      <text:p text:style-name="P4">Partie II :</text:p>
      <text:list xml:id="list1503586792" text:style-name="L4">
        <text:list-item>
          <text:list>
            <text:list-item>
              <text:p text:style-name="P8">notre projet</text:p>
            </text:list-item>
            <text:list-item>
              <text:p text:style-name="P8">principal difficulté (attention pas trop d'aspects techniques)</text:p>
            </text:list-item>
            <text:list-item>
              <text:p text:style-name="P8">langage utilisé </text:p>
            </text:list-item>
            <text:list-item>
              <text:p text:style-name="P8">explication du projet </text:p>
            </text:list-item>
            <text:list-item>
              <text:p text:style-name="P8">situation initiale / final </text:p>
            </text:list-item>
            <text:list-item>
              <text:p text:style-name="P8">regret ou amélioration</text:p>
            </text:list-item>
            <text:list-item>
              <text:p text:style-name="P8"/>
            </text:list-item>
          </text:list>
        </text:list-item>
      </text:list>
      <text:p text:style-name="P4">// CONCLU </text:p>
      <text:p text:style-name="P4">Partie III :</text:p>
      <text:list xml:id="list1389045143" text:style-name="L5">
        <text:list-item>
          <text:list>
            <text:list-item>
              <text:p text:style-name="P9">ce que le stage a apporté</text:p>
            </text:list-item>
            <text:list-item>
              <text:p text:style-name="P9">Plan de carrière futur …</text:p>
            </text:list-item>
            <text:list-item>
              <text:p text:style-name="P9">aide pour un métier ou spécialisation …</text:p>
            </text:list-item>
            <text:list-item>
              <text:p text:style-name="P9">positif / négatif …</text:p>
            </text:list-item>
          </text:list>
        </text:list-item>
      </text:list>
      <text:p text:style-name="P4">Conclu + ouverture</text:p>
      <text:p text:style-name="P4"><text:soft-page-break/><text:span text:style-name="T1">Introduction :</text:span></text:p>
      <text:p text:style-name="P4"/>
      <text:p text:style-name="P4"><text:tab/><text:span text:style-name="T1">Du 23 Avril au 27 Mai (ou 30 Mai) nous avons effectué un stage à la faculté de Sciences au département informatique sous la direction de Monsieur Vincent Barichard ainsi que de Monsieur David Genest pendant son absence. </text:span></text:p>
      <text:p text:style-name="P12"/>
      <text:p text:style-name="P12"><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2"><text:tab/></text:p>
      <text:p text:style-name="P12">/*<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mme par exemple appeler une personne ou encore accéder à un site internet.*/</text:p>
      <text:p text:style-name="P12"><text:tab/></text:p>
      <text:p text:style-name="P12"><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2"><text:tab/></text:p>
      <text:p text:style-name="P12"><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2"><text:tab/></text:p>
      <text:p text:style-name="P12"><text:tab/>Nous allons tenter d'apporter une réponse à cette question en deux points. Tout d'abord en présentant une analyse plus approfondi du sujet ainsi que notre organisation autour de ce stage.</text:p>
      <text:p text:style-name="P12"><text:tab/>Enfin nous expliquerons les choix que nous avons été amené a faire en terme d'algorithme par l'exposer de différentes méthodes.</text:p>
      <text:p text:style-name="P4"><text:soft-page-break/>Partie I : </text:p>
      <text:p text:style-name="P4"/>
      <text:p text:style-name="P4">partie a : Analyse du sujet</text:p>
      <text:p text:style-name="P4"/>
      <text:p text:style-name="P4">Rappel du projet demandé pendant le stage :</text:p>
      <text:p text:style-name="P4">« Il s'agit de développer un logiciel permettant</text:p>
      <text:p text:style-name="P4">de déterminer automatiquement des chemins sur un fond de carte</text:p>
      <text:p text:style-name="P4">donné sous forme d'image. L'utilisateur endossera le rôle d'un</text:p>
      <text:p text:style-name="P4">randonneur voulant construire une randonnée passant par des chemins</text:p>
      <text:p text:style-name="P4">balisés. Après s'être procuré la carte IGN de la zone géographique</text:p>
      <text:p text:style-name="P4">de la région de sa randonnée, il utilise le logiciel qui tracera</text:p>
      <text:p text:style-name="P4">une route sur les chemins balisés qu'il a sélectionné sur la carte.</text:p>
      <text:p text:style-name="P4">Le résultat sera exporté au format GPX, format libre et exploitable par</text:p>
      <text:p text:style-name="P4">un grand nombre de GPS et logiciels de cartographie.</text:p>
      <text:p text:style-name="P4">»</text:p>
      <text:p text:style-name="P4"/>
      <text:p text:style-name="P4">Organisation :</text:p>
      <text:p text:style-name="P4">Nous avons mis en place dans un premier temps un répertoire commun GIT, dans le but d'échanger nos fichiers plus rapidement. En effet, les conflits entre les versions étant gérés par Git automatiquement, nous avons pu travailler indépendamment sur le code. <text:s/></text:p>
      <text:p text:style-name="P4">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P4"/>
      <text:p text:style-name="P4"/>
      <text:p text:style-name="P4">Le projet de développement utilise le langage QT :</text:p>
      <text:p text:style-name="P4">Nous avons choisi de programmer sous QtCreator le projet que nous nommerons « création de chemins avec coordonnées GPS de la mort ».</text:p>
      <text:p text:style-name="P4"/>
      <text:p text:style-name="P4">Grands axes du projet :</text:p>
      <text:p text:style-name="P4">Le programme différencie la partie interface du logiciel, les algorithmes de tracé de chemins et les algorithmes pour l'export en format GPX du tracé.</text:p>
      <text:p text:style-name="P4">L'interface logiciel :</text:p>
      <text:list xml:id="list1742342487" text:style-name="L6">
        <text:list-item>
          <text:list>
            <text:list-item>
              <text:p text:style-name="P10">Qfenetre</text:p>
            </text:list-item>
            <text:list-item>
              <text:p text:style-name="P10">Qlayout</text:p>
            </text:list-item>
            <text:list-item>
              <text:p text:style-name="P10"><text:soft-page-break/>Qimage</text:p>
            </text:list-item>
            <text:list-item>
              <text:p text:style-name="P10">Qboutton</text:p>
            </text:list-item>
            <text:list-item>
              <text:p text:style-name="P10">Qbar</text:p>
            </text:list-item>
          </text:list>
        </text:list-item>
      </text:list>
      <text:p text:style-name="P4"/>
      <text:p text:style-name="P4">Algorithme de comparaison de couleurs :</text:p>
      <text:p text:style-name="P4"><text:tab/>Pour vérifier si 2 couleurs sont identiques, on compare les 3 couleurs primaires (Red, green,blue). On additionne la différence de chaque éléments et au delà d'un seuils on considère que les couleurs sont différentes.</text:p>
      <text:p text:style-name="P4"/>
      <text:p text:style-name="P4"/>
      <text:p text:style-name="P4">Algorithme de tracé de chemin :</text:p>
      <text:p text:style-name="P4"><text:tab/>Le tracé d'un chemin sur la carte fonctionne de la façon suivante :</text:p>
      <text:p text:style-name="P4">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P4"/>
      <text:p text:style-name="P4"/>
      <text:p text:style-name="P4"/>
      <text:p text:style-name="P4"/>
      <text:p text:style-name="P4">Algorithme de coordonnées GPS :</text:p>
      <text:p text:style-name="P4"><text:tab/></text:p>
      <text:p text:style-name="P4"/>
      <text:list xml:id="list1601418422" text:continue-list="list685244966" text:style-name="L2">
        <text:list-header>
          <text:p text:style-name="P6"/>
          <text:p text:style-name="P6">zoom</text:p>
        </text:list-header>
        <text:list-item>
          <text:p text:style-name="P6">wiget</text:p>
        </text:list-item>
        <text:list-item>
          <text:p text:style-name="P6">gps</text:p>
        </text:list-item>
        <text:list-item>
          <text:p text:style-name="P6">confort d'utilisation</text:p>
        </text:list-item>
      </text:list>
      <text:p text:style-name="P4"/>
      <text:p text:style-name="P4"/>
      <text:p text:style-name="P4"/>
      <text:p text:style-name="P4"/>
      <text:p text:style-name="P4"/>
      <text:p text:style-name="P4"/>
      <text:p text:style-name="P4"/>
      <text:p text:style-name="P4"><text:soft-page-break/>Partie 2 :</text:p>
      <text:p text:style-name="P4"><text:tab/><text:span text:style-name="T8">Conception et ergonomie du logiciel.</text:span></text:p>
      <text:p text:style-name="P4"/>
      <text:p text:style-name="P11"><text:tab/><text:span text:style-name="T6">Dans cette première sous partie nous allons traiter des choix que nous avons fait en terme d'ergonomie ainsi que de gestion de notre fenêtre.</text:span></text:p>
      <text:p text:style-name="P1"><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text:tab/>Au niveau de l'organisation de notre fenêtre nous avons décidé de la découper en quatre partie.</text:p>
      <text:p text:style-name="P11"><text:span text:style-name="T6">La première est dédié à la barre de menu</text:span> (<text:span text:style-name="T12">QMenu</text:span><text:span text:style-name="T4"> </text:span><text:span text:style-name="T6">*</text:span><text:span text:style-name="T2">menuFichier</text:span><text:span text:style-name="T4"> </text:span><text:span text:style-name="T6">=</text:span><text:span text:style-name="T4"> </text:span>menuBar<text:span text:style-name="T6">()-&gt;</text:span>addMenu<text:span text:style-name="T6">(</text:span><text:span text:style-name="T10">"&amp;Fichier"</text:span><text:span text:style-name="T6">);</text:span>) <text:span text:style-name="T6">où l'on retrouve trois onglets : Fichier, Edition, et Affichage. </text:span></text:p>
      <text:p text:style-name="P11"><text:tab/><text:span text:style-name="T6">Fichier comporte cinq QAction (Un QAction représente interaction avec l'utilisateur permettant l’envoie d'un événement) :</text:span></text:p>
      <text:list xml:id="list1277250923" text:style-name="L7">
        <text:list-item>
          <text:list>
            <text:list-item>
              <text:p text:style-name="P2">Ouvrir, pour la sélection de l'image qui va servir de base pour la création du chemin. Le raccourci clavier « ctrl+O » est-utilisé.</text:p>
            </text:list-item>
            <text:list-item>
              <text:p text:style-name="P2">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2">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2">Sauvegarder le projet, permet de sauvegarder les modifications apportées depuis la dernière sauvegarde. Le raccourci clavier « ctrl+S » est-utilisé.</text:p>
            </text:list-item>
            <text:list-item>
              <text:p text:style-name="P2">Quitter, permet de quitter le programme. Le raccourci clavier « ctrl+Q» est-utilisé.</text:p>
            </text:list-item>
          </text:list>
        </text:list-item>
      </text:list>
      <text:p text:style-name="P1"><text:tab/>Edition possède une action, celle de pouvoir exporter le projet au format GPX sachant que cette fonction n'est possible que dans le cas où l'utilisateur à déjà entré des coordonnées et dessiné un chemin. Le raccourci est « ctrl+E ».</text:p>
      <text:p text:style-name="P1"><text:tab/>Affichage, quand à lui, en possède trois :</text:p>
      <text:list xml:id="list742874139" text:style-name="L8">
        <text:list-item>
          <text:list>
            <text:list-item>
              <text:p text:style-name="P3">Zoom avant, permet de faire un zoom sur l'image à l'endroit où le clic à été enregistrer. Le zoom est de 1,25 avec comme raccourcie « ctrl+W »</text:p>
            </text:list-item>
            <text:list-item>
              <text:p text:style-name="P3"><text:soft-page-break/>Zoom arrière, de même mais le zoom à une valeur de 0,8 et comme raccourci clavier « ctrl+alt+W »</text:p>
            </text:list-item>
            <text:list-item>
              <text:p text:style-name="P3">Afficher le gestionnaire GPS, qui permet d'afficher la zone dédié à l'édition des coordonnées. Son raccourcie clavier est « ctrl+D.</text:p>
            </text:list-item>
          </text:list>
        </text:list-item>
      </text:list>
      <text:p text:style-name="P1">Ces trois zones sont grisées du moment où il n'y a pas de d'image ou de projet chargé.</text:p>
      <text:p text:style-name="P11"><text:span text:style-name="T7"><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2">QObject</text:span><text:span text:style-name="T6">::</text:span>connect<text:span text:style-name="T6">(quitter,</text:span><text:span text:style-name="T4"> </text:span><text:span text:style-name="T14">SIGNAL</text:span><text:span text:style-name="T6">(</text:span>triggered<text:span text:style-name="T6">()),</text:span><text:span text:style-name="T4"> </text:span>qApp<text:span text:style-name="T6">,</text:span><text:span text:style-name="T4"> </text:span><text:span text:style-name="T14">SLOT</text:span><text:span text:style-name="T6">(</text:span>quit<text:span text:style-name="T6">()));), </text:span><text:span text:style-name="T7">ils sont également tous grisés au lancement dans la fenêtre sauf l'icône « Ouvrir ».</text:span></text:p>
      <text:p text:style-name="P11"><text:span text:style-name="T7"><text:tab/>La troisième zone est un QdockWidget (</text:span><text:span text:style-name="T13">QDockWidget</text:span><text:span text:style-name="T5"> </text:span><text:span text:style-name="T7">*</text:span><text:span text:style-name="T5"> </text:span><text:span text:style-name="T3">dock</text:span><text:span text:style-name="T7"> =</text:span><text:span text:style-name="T5"> </text:span><text:span text:style-name="T15">new</text:span><text:span text:style-name="T5"> </text:span><text:span text:style-name="T13">QDockWidget</text:span><text:span text:style-name="T7">(trUtf8(</text:span><text:span text:style-name="T11">"Gestion</text:span><text:span text:style-name="T5"> </text:span><text:span text:style-name="T11">des</text:span><text:span text:style-name="T5"> </text:span><text:span text:style-name="T11">coordonnées</text:span><text:span text:style-name="T5"> </text:span><text:span text:style-name="T11">:"</text:span><text:span text:style-name="T7">),</text:span><text:span text:style-name="T5"> </text:span><text:span text:style-name="T15">this</text:span><text:span text:style-name="T7">);)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11"><text:span text:style-name="T7"><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3">QVBoxLayout</text:span><text:span text:style-name="T7">*</text:span><text:span text:style-name="T5"> </text:span><text:span text:style-name="T7">VdockLayout1</text:span><text:span text:style-name="T5"> </text:span><text:span text:style-name="T7">=</text:span><text:span text:style-name="T5"> </text:span><text:span text:style-name="T15">new</text:span><text:span text:style-name="T5"> </text:span><text:span text:style-name="T13">QVBoxLayout</text:span><text:span text:style-name="T7">() ;), placé dans une « box » horizontale (</text:span><text:span text:style-name="T13">QHBoxLayout</text:span><text:span text:style-name="T7">*</text:span><text:span text:style-name="T5"> </text:span><text:span text:style-name="T7">HdockLayout1</text:span><text:span text:style-name="T5"> </text:span><text:span text:style-name="T7">=</text:span><text:span text:style-name="T5"> </text:span><text:span text:style-name="T15">new</text:span><text:span text:style-name="T5"> </text:span><text:span text:style-name="T13">QHBoxLayout</text:span><text:span text:style-name="T7">();),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11"><text:span text:style-name="T7"><text:s text:c="2"/></text:span></text:p>
      <text:p text:style-name="P13"><text:span text:style-name="T9"><text:tab/></text:span></text:p>
      <text:p text:style-name="P13"><text:span text:style-name="T9"/></text:p>
      <text:p text:style-name="P13"><text:span text:style-name="T9"/></text:p>
      <text:p text:style-name="P13"><text:span text:style-name="T9"/></text:p>
      <text:p text:style-name="P13"><text:soft-page-break/><text:span text:style-name="T9"/></text:p>
      <text:p text:style-name="P13"><text:span text:style-name="T7">Développement d'un widget sous Qt.</text:span></text:p>
      <text:p text:style-name="P13"><text:span text:style-name="T9"/></text:p>
      <text:p text:style-name="P13"><text:span text:style-name="T9"><text:tab/></text:span></text:p>
      <text:p text:style-name="P13"><text:span text:style-name="T9"/></text:p>
      <text:p text:style-name="P13"><text:span text:style-name="T9"/></text:p>
      <text:p text:style-name="P13"><text:span text:style-name="T7">Liaison avec les coordonnées GPS.</text:span></text:p>
      <text:p text:style-name="P13"><text:span text:style-name="T9"/></text:p>
      <text:p text:style-name="P13"><text:span text:style-name="T9"><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que avant la transformation en coordonnée GPS, puis en faisant le parallèle avec les coordonnées saisies par l'utilisateur soit décimale soit sexagésimale, l'autre méthode est l'inverse de la première saisir les coordonnées et après placer les icônes sur la carte. </text:span></text:p>
      <text:p text:style-name="P13"><text:span text:style-name="T9"><text:tab/>Au niveau du placement de l'icône, il faut être dans le gestionnaire, le placement ne peut s'effectuer que deux fois (pour les deux points), il faut réinitialisé ces points pour pouvoir les replacés par la suite mais cela ne réinitialise pas <text:s/>pour autant les coordonnées gps <text:s/>sais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4T23:17:52</dc:date>
    <meta:editing-duration>PT8H17M48S</meta:editing-duration>
    <meta:editing-cycles>29</meta:editing-cycles>
    <meta:generator>LibreOffice/3.4$Linux LibreOffice_project/340m1$Build-502</meta:generator>
    <dc:creator>Quentin </dc:creator>
    <meta:document-statistic meta:table-count="0" meta:image-count="0" meta:object-count="0" meta:page-count="7" meta:paragraph-count="108" meta:word-count="1820" meta:character-count="10935" meta:non-whitespace-character-count="9193"/>
  </office:meta>
</office:document-meta>
</file>